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F6000002881EA1C5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Microsoft Sans Serif" svg:font-family="'Microsoft Sans Serif'" style:font-family-generic="swiss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2" style:family="table">
      <style:table-properties style:width="6.741in" table:align="margins" style:writing-mode="lr-tb"/>
    </style:style>
    <style:style style:name="Table2.A" style:family="table-column">
      <style:table-column-properties style:column-width="3.1986in" style:rel-column-width="31098*"/>
    </style:style>
    <style:style style:name="Table2.B" style:family="table-column">
      <style:table-column-properties style:column-width="1.5472in" style:rel-column-width="15041*"/>
    </style:style>
    <style:style style:name="Table2.C" style:family="table-column">
      <style:table-column-properties style:column-width="1.9951in" style:rel-column-width="19396*"/>
    </style:style>
    <style:style style:name="Table2.A1" style:family="table-cell">
      <style:table-cell-properties fo:padding="0.0382in" fo:border="none"/>
    </style:style>
    <style:style style:name="Table2.8" style:family="table-row">
      <style:table-row-properties style:min-row-height="0.1403in"/>
    </style:style>
    <style:style style:name="Table4" style:family="table">
      <style:table-properties style:width="6.741in" table:align="margins" style:writing-mode="lr-tb"/>
    </style:style>
    <style:style style:name="Table4.A" style:family="table-column">
      <style:table-column-properties style:column-width="3.2243in" style:rel-column-width="31349*"/>
    </style:style>
    <style:style style:name="Table4.B" style:family="table-column">
      <style:table-column-properties style:column-width="3.5167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741in" table:align="margins" style:writing-mode="lr-tb"/>
    </style:style>
    <style:style style:name="Table5.A" style:family="table-column">
      <style:table-column-properties style:column-width="1.0396in" style:rel-column-width="10110*"/>
    </style:style>
    <style:style style:name="Table5.B" style:family="table-column">
      <style:table-column-properties style:column-width="5.7014in" style:rel-column-width="5542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741in" table:align="margins" style:writing-mode="lr-tb"/>
    </style:style>
    <style:style style:name="Table3.A" style:family="table-column">
      <style:table-column-properties style:column-width="2.9618in" style:rel-column-width="3954*"/>
    </style:style>
    <style:style style:name="Table3.B" style:family="table-column">
      <style:table-column-properties style:column-width="1.5326in" style:rel-column-width="2046*"/>
    </style:style>
    <style:style style:name="Table3.C" style:family="table-column">
      <style:table-column-properties style:column-width="2.2472in" style:rel-column-width="3000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style:vertical-align="bottom" fo:padding="0in" fo:border="none"/>
    </style:style>
    <style:style style:name="Table6" style:family="table">
      <style:table-properties style:width="6.741in" table:align="margins" style:writing-mode="lr-tb"/>
    </style:style>
    <style:style style:name="Table6.A" style:family="table-column">
      <style:table-column-properties style:column-width="1.7632in" style:rel-column-width="2539*"/>
    </style:style>
    <style:style style:name="Table6.B" style:family="table-column">
      <style:table-column-properties style:column-width="1.2278in" style:rel-column-width="1768*"/>
    </style:style>
    <style:style style:name="Table6.C" style:family="table-column">
      <style:table-column-properties style:column-width="3.75in" style:rel-column-width="5400*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0.2694in"/>
    </style:style>
    <style:style style:name="P1" style:family="paragraph" style:parent-style-name="Standard">
      <style:paragraph-properties fo:margin-top="0in" fo:margin-bottom="0in" fo:line-height="100%"/>
      <style:text-properties style:font-name="Calibri"/>
    </style:style>
    <style:style style:name="P2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3" style:font-size-complex="14pt"/>
    </style:style>
    <style:style style:name="P3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3" style:font-size-complex="10pt"/>
    </style:style>
    <style:style style:name="P4" style:family="paragraph" style:parent-style-name="Text_20_body">
      <style:text-properties style:font-name="Calibri" fo:font-size="9pt" style:font-size-asian="9pt" style:font-size-complex="9pt"/>
    </style:style>
    <style:style style:name="P5" style:family="paragraph" style:parent-style-name="Table_20_Contents"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8pt" style:font-size-asian="7pt" style:font-size-complex="8pt"/>
    </style:style>
    <style:style style:name="P11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text-underline-style="none" style:font-size-asian="11pt" style:font-name-complex="Calibri3" style:font-size-complex="11pt"/>
    </style:style>
    <style:style style:name="P12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7pt" style:text-underline-style="none" fo:font-weight="bold" style:font-size-asian="6.09999990463257pt" style:font-weight-asian="bold" style:font-name-complex="Calibri3" style:font-size-complex="7pt" style:font-weight-complex="bold"/>
    </style:style>
    <style:style style:name="P1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weight="normal" style:font-weight-asian="normal" style:font-weight-complex="normal"/>
    </style:style>
    <style:style style:name="P14" style:family="paragraph" style:parent-style-name="Frame_20_contents">
      <style:paragraph-properties fo:margin-left="0.0799in" fo:margin-right="0.002in" fo:text-indent="0in" style:auto-text-indent="false"/>
      <style:text-properties style:font-name="Calibri2" fo:font-weight="bold" style:font-weight-asian="bold" style:font-weight-complex="bold"/>
    </style:style>
    <style:style style:name="P15" style:family="paragraph" style:parent-style-name="Frame_20_contents">
      <style:paragraph-properties fo:margin-left="0.0972in" fo:margin-right="0.002in" fo:text-indent="0in" style:auto-text-indent="false"/>
      <style:text-properties style:font-name="Calibri2" fo:font-weight="bold" style:font-weight-asian="bold" style:font-weight-complex="bold"/>
    </style:style>
    <style:style style:name="P16" style:family="paragraph" style:parent-style-name="Heading_20_1" style:master-page-name="Standard">
      <style:paragraph-properties fo:text-align="center" style:justify-single-word="false" style:page-number="auto"/>
      <style:text-properties style:font-name="Calibri" fo:font-size="24pt" style:font-size-asian="24pt" style:font-size-complex="24pt"/>
    </style:style>
    <style:style style:name="P17" style:family="paragraph" style:parent-style-name="Standard">
      <style:paragraph-properties fo:text-align="end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alibri2" fo:font-size="10pt" style:font-size-asian="10pt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1in"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.1in" fo:text-align="start" style:justify-single-word="false"/>
      <style:text-properties style:font-name="Calibri2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.1in" fo:text-align="center" style:justify-single-word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.1in" fo:text-align="start" style:justify-single-word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25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1pt" fo:font-weight="bold" style:font-size-asian="11pt" style:font-weight-asian="bold" style:font-name-complex="Calibri3" style:font-size-complex="11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8f8f8" style:font-name="Calibri" fo:font-size="11pt" fo:font-weight="bold" style:font-size-asian="11pt" style:font-weight-asian="bold" style:font-name-complex="Calibri3" style:font-size-complex="11pt" style:font-weight-complex="bold"/>
    </style:style>
    <style:style style:name="P28" style:family="paragraph" style:parent-style-name="Heading_20_2">
      <style:paragraph-properties fo:text-align="center" style:justify-single-word="false"/>
      <style:text-properties style:font-name="Calibri"/>
    </style:style>
    <style:style style:name="P29" style:family="paragraph" style:parent-style-name="Heading_20_2">
      <style:text-properties style:font-name="Calibri2"/>
    </style:style>
    <style:style style:name="P30" style:family="paragraph" style:parent-style-name="Table_20_Contents"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31" style:family="paragraph" style:parent-style-name="Footer">
      <style:text-properties style:font-name="Ubuntu" fo:font-size="8pt" style:font-size-asian="8pt" style:font-size-complex="8pt"/>
    </style:style>
    <style:style style:name="P3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style="italic" fo:font-weight="normal" style:font-size-asian="8.5pt" style:font-style-asian="italic" style:font-weight-asian="normal" style:font-size-complex="8.5pt" style:font-style-complex="italic" style:font-weight-complex="normal"/>
    </style:style>
    <style:style style:name="P34" style:family="paragraph" style:parent-style-name="Text_20_body">
      <style:text-properties style:font-name="Calibri" fo:font-size="9pt" fo:font-weight="bold" style:font-size-asian="9pt" style:font-weight-asian="bold" style:font-size-complex="9pt" style:font-weight-complex="bold"/>
    </style:style>
    <style:style style:name="P35" style:family="paragraph" style:parent-style-name="Text_20_body">
      <style:paragraph-properties fo:text-align="justify" style:justify-single-word="false">
        <style:tab-stops>
          <style:tab-stop style:position="2.7898in"/>
          <style:tab-stop style:position="3.2465in"/>
          <style:tab-stop style:position="4.2264in"/>
          <style:tab-stop style:position="4.3154in"/>
        </style:tab-stops>
      </style:paragraph-properties>
      <style:text-properties style:font-name="Calibri" fo:font-size="9pt" style:font-size-asian="9pt" style:font-size-complex="9pt"/>
    </style:style>
    <style:style style:name="P36" style:family="paragraph" style:parent-style-name="Text_20_body">
      <style:paragraph-properties fo:text-align="justify" style:justify-single-word="false">
        <style:tab-stops>
          <style:tab-stop style:position="3.9882in"/>
        </style:tab-stops>
      </style:paragraph-properties>
      <style:text-properties style:font-name="Calibri" fo:font-size="9pt" style:font-size-asian="9pt" style:font-size-complex="9pt"/>
    </style:style>
    <style:style style:name="P37" style:family="paragraph" style:parent-style-name="Text_20_body">
      <style:paragraph-properties>
        <style:tab-stops>
          <style:tab-stop style:position="3.9882in"/>
        </style:tab-stops>
      </style:paragraph-properties>
      <style:text-properties style:font-name="Calibri" fo:font-size="9pt" style:font-size-asian="9pt" style:font-size-complex="9pt"/>
    </style:style>
    <style:style style:name="P38" style:family="paragraph" style:parent-style-name="Text_20_body">
      <style:paragraph-properties fo:margin-top="0.1in" fo:margin-bottom="0.1in">
        <style:tab-stops>
          <style:tab-stop style:position="2.8008in"/>
        </style:tab-stops>
      </style:paragraph-properties>
      <style:text-properties style:font-name="Calibri" fo:font-size="9pt" fo:font-weight="bold" style:font-size-asian="9pt" style:font-weight-asian="bold" style:font-size-complex="9pt" style:font-weight-complex="bold"/>
    </style:style>
    <style:style style:name="P39" style:family="paragraph" style:parent-style-name="Text_20_body" style:master-page-name="">
      <style:paragraph-properties fo:margin-top="0.1in" fo:margin-bottom="0.1in" style:page-number="auto" fo:background-color="#e6e6e6" fo:padding="0.0799in" fo:border="0.0008in solid #808080" style:shadow="none">
        <style:tab-stops>
          <style:tab-stop style:position="2.8008in"/>
        </style:tab-stops>
        <style:background-image/>
      </style:paragraph-properties>
      <style:text-properties style:font-name="Calibri" fo:font-size="8.5pt" style:font-size-asian="8.5pt" style:font-size-complex="8.5pt"/>
    </style:style>
    <style:style style:name="P40" style:family="paragraph" style:parent-style-name="Text_20_body">
      <style:paragraph-properties fo:text-align="justify" style:justify-single-word="false" style:shadow="none">
        <style:tab-stops>
          <style:tab-stop style:position="3.9882in"/>
        </style:tab-stops>
      </style:paragraph-properties>
      <style:text-properties style:font-name="Calibri" fo:font-size="9pt" style:font-size-asian="9pt" style:font-size-complex="9pt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Calibri3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name-complex="Calibri3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font-name-complex="Calibri3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font-name-complex="Calibri3"/>
    </style:style>
    <style:style style:name="T12" style:family="text">
      <style:text-properties fo:font-size="26pt" fo:font-weight="bold" style:font-size-asian="26pt" style:font-weight-asian="bold" style:font-name-complex="Calibri3" style:font-size-complex="26pt"/>
    </style:style>
    <style:style style:name="T13" style:family="text">
      <style:text-properties fo:font-size="22pt" fo:font-weight="bold" style:font-size-asian="22pt" style:font-weight-asian="bold" style:font-name-complex="Calibri3" style:font-size-complex="22pt"/>
    </style:style>
    <style:style style:name="T14" style:family="text">
      <style:text-properties fo:font-weight="normal" style:font-weight-asian="normal" style:font-name-complex="Calibri3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Calibri2" style:font-weight-asian="normal" style:font-name-complex="Calibri2" style:font-weight-complex="normal"/>
    </style:style>
    <style:style style:name="T17" style:family="text">
      <style:text-properties fo:font-size="9pt"/>
    </style:style>
    <style:style style:name="T18" style:family="text">
      <style:text-properties style:font-size-asian="9pt"/>
    </style:style>
    <style:style style:name="T19" style:family="text">
      <style:text-properties style:font-size-complex="9pt"/>
    </style:style>
    <style:style style:name="T20" style:family="text">
      <style:text-properties style:font-weight-asian="bold"/>
    </style:style>
    <style:style style:name="T21" style:family="text">
      <style:text-properties style:font-weight-complex="bold"/>
    </style:style>
    <style:style style:name="T22" style:family="text">
      <style:text-properties style:font-name="Calibri2"/>
    </style:style>
    <style:style style:name="T23" style:family="text">
      <style:text-properties style:font-name="Calibri2" fo:font-weight="bold" style:font-weight-asian="bold" style:font-weight-complex="bold"/>
    </style:style>
    <style:style style:name="T24" style:family="text">
      <style:text-properties style:font-name="Calibri2" style:font-name-asian="DejaVu Sans" style:font-name-complex="Arial3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4pt" style:text-underline-style="solid" style:text-underline-width="auto" style:text-underline-color="font-color" style:font-size-asian="14pt" style:font-name-complex="Calibri3" style:font-size-complex="14pt"/>
    </style:style>
    <style:style style:name="T27" style:family="text">
      <style:text-properties style:font-name="Ubuntu"/>
    </style:style>
    <style:style style:name="T28" style:family="text">
      <style:text-properties fo:font-size="8pt"/>
    </style:style>
    <style:style style:name="T29" style:family="text">
      <style:text-properties style:font-size-asian="8pt"/>
    </style:style>
    <style:style style:name="T30" style:family="text">
      <style:text-properties style:font-size-complex="8pt"/>
    </style:style>
    <style:style style:name="T31" style:family="text">
      <style:text-properties style:font-name="Ubuntu" fo:font-size="8pt" style:font-size-asian="8pt" style:font-size-complex="8pt"/>
    </style:style>
    <style:style style:name="T32" style:family="text">
      <style:text-properties style:use-window-font-color="true" style:text-outline="false" style:text-line-through-style="none" style:text-position="0% 100%" style:font-name="Ubuntu1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style:font-name="Ubuntu1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text:id="ct137075120">
          <text:insertion>
            <office:change-info>
              <dc:creator>Unknown Author</dc:creator>
              <dc:date>2013-01-21T12:13:00</dc:date>
            </office:change-info>
          </text:insertion>
        </text:changed-region>
        <text:changed-region text:id="ct154709936">
          <text:insertion>
            <office:change-info>
              <dc:creator>Unknown Author</dc:creator>
              <dc:date>2013-01-21T12:14:00</dc:date>
            </office:change-info>
          </text:insertion>
        </text:changed-region>
        <text:changed-region text:id="ct244258848">
          <text:insertion>
            <office:change-info>
              <dc:creator>Unknown Author</dc:creator>
              <dc:date>2013-01-21T12:14:00</dc:date>
            </office:change-info>
          </text:insertion>
        </text:changed-region>
        <text:changed-region text:id="ct130193184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text:id="ct130193384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text:id="ct130313072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text:id="ct130196664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text:id="ct13019686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19706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1959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1961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1963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581028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1952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195472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text:id="ct130317544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text:id="ct130317944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text:id="ct1303170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text:id="ct130317248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text:id="ct130316152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text:id="ct13031635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text:id="ct13031655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text:id="ct130315456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text:id="ct130315656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text:id="ct130315856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text:id="ct130314760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text:id="ct13031496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text:id="ct13031516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text:id="ct130314064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text:id="ct130314264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text:id="ct13031446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text:id="ct13031336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text:id="ct13031356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text:id="ct13078356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text:id="ct13652296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text:id="ct136437664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text:id="ct136091352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text:id="ct152979256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text:id="ct136437504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text:id="ct136650880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text:id="ct153553344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embership Renewal Form 2013</text:h>
      <text:h text:style-name="P28" text:outline-level="2">BC Association of Family Resource Programs</text:h>
      <text:h text:style-name="P13" text:outline-level="3"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29" text:outline-level="2"><text:change-start text:change-id="ct137075120"/>member.agency<text:change-end text:change-id="ct137075120"/></text:h>
          </table:table-cell>
          <table:table-cell table:style-name="Table3.B1" office:value-type="string">
            <text:p text:style-name="P14">Membership Number:</text:p>
          </table:table-cell>
          <table:table-cell table:style-name="Table3.B1" office:value-type="string">
            <text:p text:style-name="P14"><text:change-start text:change-id="ct154709936"/>member.memnum<text:change-end text:change-id="ct154709936"/></text:p>
          </table:table-cell>
        </table:table-row>
        <table:table-row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15">Renewal Date:</text:p>
          </table:table-cell>
          <table:table-cell table:style-name="Table3.A1" office:value-type="string">
            <text:p text:style-name="P15"><text:change-start text:change-id="ct244258848"/>member.formatted_renewal_date<text:change-end text:change-id="ct244258848"/></text:p>
          </table:table-cell>
        </table:table-row>
      </table:table>
      <text:p text:style-name="P32"/>
      <text:p text:style-name="P35"><text:span text:style-name="T2">Physical Address</text:span>: <text:span text:style-name="T4"><text:s text:c="3"/></text:span><text:change-start text:change-id="ct130193184"/><text:span text:style-name="T4">member.street</text:span><text:change-end text:change-id="ct130193184"/><text:change-start text:change-id="ct130193384"/><text:span text:style-name="T4">, member.city</text:span><text:change-end text:change-id="ct130193384"/><text:span text:style-name="T4">, </text:span><text:change-start text:change-id="ct130313072"/><text:span text:style-name="T4">member.province</text:span><text:change-end text:change-id="ct130313072"/><text:span text:style-name="T4"> <text:tab/></text:span><text:span text:style-name="T8"><text:tab/></text:span><text:span text:style-name="T2">P</text:span><text:span text:style-name="T9">ostal Code:</text:span><text:span text:style-name="T4"> </text:span><text:change-start text:change-id="ct130196664"/><text:span text:style-name="T4">member.postal_code</text:span><text:change-end text:change-id="ct130196664"/><text:span text:style-name="T4"> </text:span></text:p>
      <text:p text:style-name="P40"><text:span text:style-name="T2">Phone</text:span>:<text:span text:style-name="T8"> </text:span><text:span text:style-name="T4"><text:s text:c="2"/></text:span><text:change-start text:change-id="ct130196864"/><text:span text:style-name="T4">member.phone</text:span><text:change-end text:change-id="ct130196864"/><text:span text:style-name="T4"> <text:tab/></text:span><text:span text:style-name="T2">Fax</text:span>:<text:span text:style-name="T4"> <text:s text:c="2"/></text:span><text:change-start text:change-id="ct130197064"/><text:span text:style-name="T4">member.fax</text:span><text:change-end text:change-id="ct130197064"/><text:span text:style-name="T4"><text:tab/> <text:s/><text:tab/><text:tab/></text:span></text:p>
      <text:p text:style-name="P36"><text:span text:style-name="T2">Website</text:span>: <text:span text:style-name="T4"><text:s text:c="2"/></text:span><text:change-start text:change-id="ct130195968"/><text:span text:style-name="T4">member.website</text:span><text:change-end text:change-id="ct130195968"/><text:span text:style-name="T4"><text:tab/><text:tab/><text:tab/><text:tab/><text:tab/><text:tab/></text:span></text:p>
      <text:p text:style-name="P37"><text:span text:style-name="T2">Contact</text:span>: <text:span text:style-name="T4"><text:s text:c="2"/></text:span><text:change-start text:change-id="ct130196168"/><text:span text:style-name="T4">member.agdirect</text:span><text:change-end text:change-id="ct130196168"/><text:span text:style-name="T4"> <text:s/><text:tab/></text:span><text:span text:style-name="T8"><text:tab/></text:span><text:span text:style-name="T2">Title</text:span>: <text:change-start text:change-id="ct130196368"/><text:span text:style-name="T4"><text:s/></text:span><text:change-end text:change-id="ct130196368"/><text:span text:style-name="T4"><text:s/></text:span><text:change-start text:change-id="ct158102872"/><text:span text:style-name="T4">member.agdirect_title</text:span><text:change-end text:change-id="ct158102872"/><text:span text:style-name="T4"><text:tab/><text:tab/></text:span></text:p>
      <text:p text:style-name="P37"><text:span text:style-name="T2">Email</text:span>: <text:span text:style-name="T4"><text:s/></text:span><text:change-start text:change-id="ct130195272"/><text:span text:style-name="T4">member.</text:span><text:change-end text:change-id="ct130195272"/><text:change-start text:change-id="ct130195472"/><text:span text:style-name="T4">email</text:span><text:change-end text:change-id="ct130195472"/><text:span text:style-name="T4"> <text:s/><text:tab/></text:span><text:tab/><text:span text:style-name="T2">Direct Phone:</text:span> <text:change-start text:change-id="ct130317544"/><text:span text:style-name="T4"><text:s/>member.dirphone</text:span><text:change-end text:change-id="ct130317544"/><text:span text:style-name="T4"><text:tab/></text:span></text:p>
      <text:p text:style-name="P39"><text:span text:style-name="T2">Mailing Address same as above </text:span><text:span text:style-name="T6"><text:s text:c="8"/><text:line-break/></text:span><text:span text:style-name="T9">If mailing address is different than your physical address, please include it here: </text:span><text:span text:style-name="T6"><text:s text:c="81"/></text:span></text:p>
      <text:p text:style-name="P38">Does your agency deliver a Family Resource Program (FRP)?<text:tab/>YES <text:span text:style-name="T4"><text:s text:c="20"/></text:span><text:span text:style-name="T8"><text:tab/>NO </text:span><text:span text:style-name="T4"><text:s text:c="20"/></text:span></text:p>
      <text:p text:style-name="P4"><text:span text:style-name="T2">If YES, please provide the name of your main FRP Site: </text:span><text:span text:style-name="T4"><text:s/><text:tab/><text:tab/><text:tab/><text:tab/><text:tab/><text:tab/><text:tab/></text:span></text:p>
      <text:p text:style-name="P33">The Family Resource Program address and program information will appear on separate page(s), along with any/all additional site locations.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h text:style-name="Heading_20_2" text:outline-level="2"><text:span text:style-name="T22">Membership Type:</text:span></text:h>
          </table:table-cell>
          <table:table-cell table:style-name="Table6.A1" office:value-type="string">
            <text:h text:style-name="P29" text:outline-level="2"/>
          </table:table-cell>
          <table:table-cell table:style-name="Table6.A1" office:value-type="string">
            <text:h text:style-name="P29" text:outline-level="2">Payment Options:</text:h>
          </table:table-cell>
        </table:table-row>
        <table:table-row table:style-name="Table6.2">
          <table:table-cell table:style-name="Table6.A1" office:value-type="string">
            <text:p text:style-name="P19"><text:span text:style-name="T23">BC Only Membership (FRP-BC)</text:span></text:p>
          </table:table-cell>
          <table:table-cell table:style-name="Table6.A1" office:value-type="string">
            <text:p text:style-name="P17">$60.00 <text:s/><text:span text:style-name="T4"><text:s text:c="19"/></text:span></text:p>
          </table:table-cell>
          <table:table-cell table:style-name="Table6.A1" table:number-rows-spanned="3" office:value-type="string">
            <text:p text:style-name="P20">Credit Card: <text:span text:style-name="T4"><text:s text:c="8"/></text:span><text:span text:style-name="T8"><text:s text:c="39"/></text:span><text:span text:style-name="T10">Visa </text:span><text:span text:style-name="T4"><text:s text:c="11"/></text:span><text:span text:style-name="T8"><text:s text:c="6"/></text:span><text:span text:style-name="T10">MC </text:span><text:span text:style-name="T4"><text:s text:c="11"/></text:span></text:p>
            <text:p text:style-name="P21"><text:s text:c="4"/>Card No.: <text:span text:style-name="T4"><text:s text:c="92"/></text:span></text:p>
            <text:p text:style-name="P21"><text:s text:c="4"/>Expiry: mm/dd <text:s/><text:span text:style-name="T4"><text:s text:c="21"/></text:span><text:s text:c="2"/>/ <text:s/><text:span text:style-name="T4"><text:s text:c="26"/></text:span></text:p>
            <text:p text:style-name="P21"><text:s text:c="4"/>Cardholder Name: <text:span text:style-name="T4"><text:s text:c="76"/></text:span></text:p>
            <text:p text:style-name="P21"><text:s text:c="4"/>Signature: <text:span text:style-name="T4"><text:s text:c="91"/></text:span></text:p>
            <text:p text:style-name="P21"><text:span text:style-name="T2">Cheque:</text:span> <text:span text:style-name="T4"><text:s text:c="12"/></text:span><text:s text:c="34"/><text:span text:style-name="T2">Make cheques payable to:</text:span></text:p>
            <text:p text:style-name="P22"><text:span text:style-name="T25">BC Association of Family Resource Programs</text:span><text:line-break/><text:span text:style-name="T15">203 </text:span><text:span text:style-name="T16">–</text:span><text:span text:style-name="T15"> 2590 Granville St, Vancouver, BC V6H 3H1<text:line-break/>Tel: (604) 738-0068 <text:s text:c="3"/>Fax: (604) 738-0568 <text:s text:c="3"/>Email: </text:span><text:a xlink:type="simple" xlink:href="mailto:info@frpbc.ca"><text:span text:style-name="T15">info@frpbc.ca</text:span></text:a></text:p>
          </table:table-cell>
        </table:table-row>
        <table:table-row>
          <table:table-cell table:style-name="Table6.A1" office:value-type="string">
            <text:p text:style-name="P19"><text:span text:style-name="T23">Joint Membership <text:line-break/>(FRP-BC &amp; FRP Canada)</text:span></text:p>
          </table:table-cell>
          <table:table-cell table:style-name="Table6.A1" office:value-type="string">
            <text:p text:style-name="P17">$150.00 <text:s/><text:span text:style-name="T4"><text:s text:c="19"/></text:span>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19"/>
            <text:p text:style-name="P23"><text:span text:style-name="T15">Joint memberships are paid to FRP-BC. FRP Canada will be contacted on your behalf to ensure your Joint Membership is updated. You will have a different membership number for each association and separate receipts.</text:span></text:p>
            <text:p text:style-name="P23">Thank you for your continued support!</text:p>
          </table:table-cell>
          <table:covered-table-cell/>
          <table:covered-table-cell/>
        </table:table-row>
      </table:table>
      <text:p text:style-name="P1"><text:change-start text:change-id="ct130317944"/><text:soft-page-break/><text:span text:style-name="T13">member.agency</text:span><text:change-end text:change-id="ct130317944"/><text:span text:style-name="T12"> </text:span></text:p>
      <text:p text:style-name="P2">Family Resource Programs Location List</text:p>
      <text:section text:style-name="Sect1" text:name="Location">
        <text:p text:style-name="P3"><office:annotation><dc:creator>Vlad Orlenko</dc:creator><dc:date>2012-11-01T16:38:06.57</dc:date><text:p text:style-name="P41"><text:span text:style-name="T32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6"><text:span text:style-name="T3">FRP Name</text:span><text:span text:style-name="T11">: </text:span><text:span text:style-name="T7"><text:s/></text:span><text:change-start text:change-id="ct130317048"/><text:span text:style-name="T7">location.frp_program_name</text:span><text:change-end text:change-id="ct130317048"/><text:span text:style-name="T7"> <text:s/><text:tab/><text:tab/><text:tab/><text:tab/><text:tab/><text:tab/><text:tab/></text:span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7"><text:span text:style-name="T3">Physical Address</text:span><text:span text:style-name="T11">: </text:span><text:span text:style-name="T7"><text:s/></text:span><text:change-start text:change-id="ct130317248"/><text:span text:style-name="T7">location.</text:span><text:change-end text:change-id="ct130317248"/><text:change-start text:change-id="ct130316152"/><text:span text:style-name="T7">street</text:span><text:change-end text:change-id="ct130316152"/><text:span text:style-name="T7">, </text:span><text:change-start text:change-id="ct130316352"/><text:span text:style-name="T7">location.city</text:span><text:change-end text:change-id="ct130316352"/><text:span text:style-name="T7"><text:tab/></text:span></text:p>
            </table:table-cell>
            <table:table-cell table:style-name="Table2.A1" office:value-type="string">
              <text:p text:style-name="P7"><text:span text:style-name="T3">Prov</text:span><text:span text:style-name="T11">.: </text:span><text:span text:style-name="T7"><text:s/></text:span><text:change-start text:change-id="ct130316552"/><text:span text:style-name="T7">location.province</text:span><text:change-end text:change-id="ct130316552"/><text:span text:style-name="T7"><text:tab/></text:span></text:p>
            </table:table-cell>
            <table:table-cell table:style-name="Table2.A1" office:value-type="string">
              <text:p text:style-name="P7"><text:span text:style-name="T3">Postal Code</text:span><text:span text:style-name="T11">: </text:span><text:span text:style-name="T7"><text:s/></text:span><text:change-start text:change-id="ct130315456"/><text:span text:style-name="T7">location.postal_code</text:span><text:change-end text:change-id="ct130315456"/><text:span text:style-name="T7"><text:tab/></text:span></text:p>
            </table:table-cell>
          </table:table-row>
          <table:table-row>
            <table:table-cell table:style-name="Table2.A1" office:value-type="string">
              <text:p text:style-name="P7"><text:span text:style-name="T3">Mailing Address</text:span><text:span text:style-name="T14">: </text:span><text:span text:style-name="T7"><text:s/></text:span><text:change-start text:change-id="ct130315656"/><text:span text:style-name="T7">location.mailing_street</text:span><text:change-end text:change-id="ct130315656"/><text:span text:style-name="T7">, </text:span><text:change-start text:change-id="ct130315856"/><text:span text:style-name="T7">lo</text:span><text:change-end text:change-id="ct130315856"/><text:change-start text:change-id="ct130314760"/><text:span text:style-name="T7">cation.mailing_city</text:span><text:change-end text:change-id="ct130314760"/><text:span text:style-name="T7"><text:tab/></text:span></text:p>
            </table:table-cell>
            <table:table-cell table:style-name="Table2.A1" office:value-type="string">
              <text:p text:style-name="P7"><text:span text:style-name="T3">Prov</text:span><text:span text:style-name="T11">.: </text:span><text:span text:style-name="T7"><text:s/></text:span><text:change-start text:change-id="ct130314960"/><text:span text:style-name="T7">location.mailing_province</text:span><text:change-end text:change-id="ct130314960"/><text:span text:style-name="T7"><text:tab/></text:span></text:p>
            </table:table-cell>
            <table:table-cell table:style-name="Table2.A1" office:value-type="string">
              <text:p text:style-name="P7"><text:span text:style-name="T3">Postal Code</text:span><text:span text:style-name="T14">: </text:span><text:span text:style-name="T5"><text:s/></text:span><text:change-start text:change-id="ct130315160"/><text:span text:style-name="T7">location.mailing_postal_code</text:span><text:change-end text:change-id="ct130315160"/><text:span text:style-name="T7"><text:tab/></text:span></text:p>
            </table:table-cell>
          </table:table-row>
          <table:table-row>
            <table:table-cell table:style-name="Table2.A1" office:value-type="string">
              <text:p text:style-name="P8"><text:span text:style-name="T3">Phone</text:span><text:span text:style-name="T11">: </text:span><text:span text:style-name="T7"><text:s/></text:span><text:change-start text:change-id="ct130314064"/><text:span text:style-name="T7">location.phone</text:span><text:change-end text:change-id="ct130314064"/><text:span text:style-name="T7"><text:tab/></text:span></text:p>
            </table:table-cell>
            <table:table-cell table:style-name="Table2.A1" table:number-columns-spanned="2" office:value-type="string">
              <text:p text:style-name="P8"><text:span text:style-name="T3">Fax</text:span><text:span text:style-name="T11">: </text:span><text:span text:style-name="T7"><text:s/></text:span><text:change-start text:change-id="ct130314264"/><text:span text:style-name="T7">location.fax</text:span><text:change-end text:change-id="ct130314264"/><text:span text:style-name="T7"><text:tab/></text:span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25"><text:span text:style-name="T3">Website</text:span><text:span text:style-name="T11">: </text:span><text:span text:style-name="T7"><text:s/></text:span><text:change-start text:change-id="ct130314464"/><text:span text:style-name="T7">location.</text:span><text:change-end text:change-id="ct130314464"/><text:change-start text:change-id="ct130313368"/><text:span text:style-name="T7">website</text:span><text:change-end text:change-id="ct130313368"/><text:span text:style-name="T7"><text:tab/></text:span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8"><text:span text:style-name="T3">Main Contact</text:span><text:span text:style-name="T11">: </text:span><text:span text:style-name="T7"><text:s/></text:span><text:change-start text:change-id="ct130313568"/><text:span text:style-name="T7">location.main_contact.contact_name</text:span><text:change-end text:change-id="ct130313568"/><text:span text:style-name="T7"><text:tab/></text:span></text:p>
            </table:table-cell>
            <table:table-cell table:style-name="Table2.A1" table:number-columns-spanned="2" office:value-type="string">
              <text:p text:style-name="P8"><text:span text:style-name="T3">Title</text:span><text:span text:style-name="T11">: </text:span><text:span text:style-name="T7"><text:s/></text:span><text:change-start text:change-id="ct130783568"/><text:span text:style-name="T7">location.main_contact.contact_position</text:span><text:change-end text:change-id="ct130783568"/><text:span text:style-name="T7"><text:tab/></text:span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9"><text:span text:style-name="T3">Email</text:span><text:span text:style-name="T11">: </text:span><text:span text:style-name="T7"><text:s/></text:span><text:change-start text:change-id="ct136522968"/><text:span text:style-name="T7">location.main_contact.contact_ema</text:span><text:change-end text:change-id="ct136522968"/><text:change-start text:change-id="ct136437664"/><text:span text:style-name="T7">il</text:span><text:change-end text:change-id="ct136437664"/><text:span text:style-name="T7"><text:tab/></text:span></text:p>
            </table:table-cell>
            <table:covered-table-cell/>
            <table:covered-table-cell/>
          </table:table-row>
          <table:table-row table:style-name="Table2.8">
            <table:table-cell table:style-name="Table2.A1" table:number-columns-spanned="3" office:value-type="string">
              <text:p text:style-name="P10"/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5"><text:span text:style-name="T2">Additi</text:span><text:span text:style-name="T2"><office:annotation><dc:creator>Vlad Orlenko</dc:creator><dc:date>2012-11-01T16:23:40.59</dc:date><text:p text:style-name="P41"><text:span text:style-name="T33">do table for contact <text:s/>in location.extra_contacts</text:span></text:p></office:annotation></text:span><text:span text:style-name="T2">onal Contact</text:span>: <text:span text:style-name="T4"><text:s/></text:span><text:change-start text:change-id="ct136091352"/><text:span text:style-name="T4">contact.contact_name</text:span><text:change-end text:change-id="ct136091352"/><text:span text:style-name="T7"><text:tab/></text:span></text:p>
            </table:table-cell>
            <table:table-cell table:style-name="Table4.A1" office:value-type="string">
              <text:p text:style-name="P5"><text:span text:style-name="T2">Title</text:span>: <text:span text:style-name="T4"><text:s/></text:span><text:change-start text:change-id="ct152979256"/><text:span text:style-name="T4">contact.contact_position</text:span><text:change-end text:change-id="ct152979256"/><text:span text:style-name="T7"><text:tab/><text:tab/></text:span></text:p>
            </table:table-cell>
          </table:table-row>
          <table:table-row>
            <table:table-cell table:style-name="Table4.A1" table:number-columns-spanned="2" office:value-type="string">
              <text:p text:style-name="P5"><text:span text:style-name="T2">Email</text:span>: <text:span text:style-name="T4"><text:s/></text:span><text:change-start text:change-id="ct136437504"/><text:span text:style-name="T4">contact.contact_email</text:span><text:change-end text:change-id="ct136437504"/><text:span text:style-name="T7"><text:tab/><text:tab/></text:span></text:p>
            </table:table-cell>
            <table:covered-table-cell/>
          </table:table-row>
        </table:table>
        <text:p text:style-name="P12"/>
        <text:p text:style-name="P11"><text:span text:style-name="T2">Hours of Operations</text:span>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5"><text:change-start text:change-id="ct136650880"/>day.name<text:change-end text:change-id="ct136650880"/><office:annotation><dc:creator>Vlad Orlenko</dc:creator><dc:date>2012-11-01T16:40:36.59</dc:date><text:p text:style-name="P41"><text:span text:style-name="T32">do row for day in location.days_of_operations</text:span></text:p></office:annotation></text:p>
            </table:table-cell>
            <table:table-cell table:style-name="Table5.A1" office:value-type="string">
              <text:p text:style-name="P30"><text:s/><text:change-start text:change-id="ct153553344"/>day.formatted_hours<text:change-end text:change-id="ct153553344"/><text:span text:style-name="T11"><text:tab/><text:tab/><text:tab/><text:tab/><text:tab/><text:tab/><text:tab/></text:span></text:p>
            </table:table-cell>
          </table:table-row>
        </table:table>
        <text:p text:style-name="P26"/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Microsoft Sans Serif" svg:font-family="'Microsoft Sans Serif'" style:font-family-generic="swiss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0075in soli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8pt" style:font-size-complex="8pt"/>
    </style:style>
    <style:style style:name="MT1" style:family="text">
      <style:text-properties style:font-name="Ubuntu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4311in" fo:margin-left="0.8555in" fo:margin-right="0.903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svg:height="0.3382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0535in" svg:y="-0.5in" svg:width="8.5in" svg:height="2.1075in" draw:z-index="0"><draw:image xlink:href="Pictures/10000000000009F6000002881EA1C521.png" xlink:type="simple" xlink:show="embed" xlink:actuate="onLoad"/></draw:frame></text:p>
      </style:header>
      <style:footer>
        <text:p text:style-name="MP1"/>
        <text:p text:style-name="Footer"><text:span text:style-name="MT1">Page </text:span><text:span text:style-name="MT1"><text:page-number text:select-page="current">1</text:page-number></text:span><text:span text:style-name="MT1"> of </text:span><text:span text:style-name="MT1"><text:page-count>3</text:page-count></text:span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lad Orlenko</meta:initial-creator>
    <meta:creation-date>2012-10-14T18:30:36</meta:creation-date>
    <dc:date>2013-01-21T15:42:30.09</dc:date>
    <meta:editing-duration>PT05H20M24S</meta:editing-duration>
    <meta:editing-cycles>22</meta:editing-cycles>
    <meta:generator>OpenOffice.org/3.1$Win32 OpenOffice.org_project/310m19$Build-9420</meta:generator>
    <meta:document-statistic meta:table-count="5" meta:image-count="1" meta:object-count="0" meta:page-count="3" meta:paragraph-count="55" meta:word-count="315" meta:character-count="3243"/>
  </office:meta>
</office:document-meta>
</file>